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b1a58" officeooo:paragraph-rsid="001b1a58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54ca" officeooo:paragraph-rsid="001c54ca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b1a5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30th</text:span> of <text:span text:style-name="T3">May</text:span> 202<text:span text:style-name="T3">3</text:span> under the <text:span text:style-name="T3">30th</text:span> PA Meeting.</text:p>
      <text:p text:style-name="P1"/>
      <text:p text:style-name="P1">The Assembly, recognising the current situation,</text:p>
      <text:p text:style-name="P1"/>
      <text:p text:style-name="P4">Constitutes the need to create a news role in the People’s Assembly discord server to be available for those who want to be pinged when news is released in #news.</text:p>
      <text:p text:style-name="P1"/>
      <text:p text:style-name="P1">And proceeds.</text:p>
      <text:p text:style-name="P1"/>
      <text:p text:style-name="P1">Signed by,</text:p>
      <text:p text:style-name="P5">Emeralda_axe7</text:p>
      <text:p text:style-name="P5">FVerndari</text:p>
      <text:p text:style-name="P5">Comradedoggo_23</text:p>
      <text:p text:style-name="P5">Thanster</text:p>
      <text:p text:style-name="P1"/>
      <text:p text:style-name="P1"/>
      <text:p text:style-name="P1"/>
      <text:p text:style-name="Standard"><text:span text:style-name="T1">[</text:span><text:span text:style-name="T2">Motion 30-1: To make a news role in the discord server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5-30T20:42:03.891274347</dc:date>
    <meta:editing-duration>PT3M27S</meta:editing-duration>
    <meta:editing-cycles>7</meta:editing-cycles>
    <meta:generator>LibreOffice/7.5.3.2$Linux_X86_64 LibreOffice_project/67bf5ab3e8553b11738d1302ab7051a12dd8b40d</meta:generator>
    <meta:document-statistic meta:table-count="0" meta:image-count="0" meta:object-count="0" meta:page-count="1" meta:paragraph-count="10" meta:word-count="70" meta:character-count="417" meta:non-whitespace-character-count="357"/>
  </office:meta>
</office:document-meta>
</file>